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43mm"/>
    </style:style>
    <style:style style:name="co3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PHONE 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ush</text:p>
          </table:table-cell>
          <table:table-cell office:value-type="float" office:value="1234567899" calcext:value-type="float">
            <text:p>1234567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sh</text:p>
          </table:table-cell>
          <table:table-cell office:value-type="float" office:value="3456789888" calcext:value-type="float">
            <text:p>3456789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j</text:p>
          </table:table-cell>
          <table:table-cell office:value-type="float" office:value="2938472983" calcext:value-type="float">
            <text:p>2938472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it</text:p>
          </table:table-cell>
          <table:table-cell office:value-type="float" office:value="4938408809" calcext:value-type="float">
            <text:p>4938408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hul</text:p>
          </table:table-cell>
          <table:table-cell office:value-type="float" office:value="4444446733" calcext:value-type="float">
            <text:p>44444467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16:39:39.215258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22:16:54.023236380</meta:creation-date>
    <dc:date>2019-10-13T16:40:15.439678639</dc:date>
    <meta:editing-duration>PT9M5S</meta:editing-duration>
    <meta:editing-cycles>3</meta:editing-cycles>
    <meta:generator>LibreOffice/6.0.7.3$Linux_X86_64 LibreOffice_project/00m0$Build-3</meta:generator>
    <meta:document-statistic meta:table-count="1" meta:cell-count="12" meta:object-count="0"/>
  </office:meta>
</office:document-meta>
</file>